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81.7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Grouping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initialise</text:p>
          </table:table-cell>
          <table:table-cell office:value-type="string" calcext:value-type="string">
            <text:p>initialise the gam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itGame</text:p>
          </table:table-cell>
          <table:table-cell office:value-type="string" calcext:value-type="string">
            <text:p>initialise</text:p>
          </table:table-cell>
          <table:table-cell office:value-type="string" calcext:value-type="string">
            <text:p>initialise the PVector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tartGame</text:p>
          </table:table-cell>
          <table:table-cell office:value-type="string" calcext:value-type="string">
            <text:p>initialise</text:p>
          </table:table-cell>
          <table:table-cell office:value-type="string" calcext:value-type="string">
            <text:p>start or restart the gam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itAsteroids</text:p>
          </table:table-cell>
          <table:table-cell office:value-type="string" calcext:value-type="string">
            <text:p>initialise</text:p>
          </table:table-cell>
          <table:table-cell office:value-type="string" calcext:value-type="string">
            <text:p>create new asteroid set for the start of a level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itKeys</text:p>
          </table:table-cell>
          <table:table-cell office:value-type="string" calcext:value-type="string">
            <text:p>initialise</text:p>
          </table:table-cell>
          <table:table-cell office:value-type="string" calcext:value-type="string">
            <text:p>set all keys to up (not press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aw</text:p>
          </table:table-cell>
          <table:table-cell office:value-type="string" calcext:value-type="string">
            <text:p>draw a frame of the ga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GameOver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the game over messa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Scor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the sc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Lives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the number of lives remaining as ship icon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wAsteroids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asteroid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awExhaust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a rocket exhaust for the shi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wShip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the sh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wShipExplosio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frame of ship explosion anima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AsteroidExplosio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frame of asteroid explosion anima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AlienExplosio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frame of alien explosion anima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awExplosio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frame of an explosion anim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awPolygo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a polyg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awLaser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the ships laser bol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rawAlienLaser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alien laser bol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awAlie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 alien shi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Asteroids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 the asteroid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hip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 the shi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leportShip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teleport ship to a random locati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veLas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 the ships laser bolt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eAlienLas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 alien laser bo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Alien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 alien shi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AsteroidCentre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if a asteroid is "near" centre of displ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ctShipCollisionAsteroid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collision between ship and asteroi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ectShipCollisionAlie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collision between ship and ali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ctShipCollisi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ship collision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ectLaserCollisionAsteroid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collision between ship laser and asteroid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ectLaserCollisionAlie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collision between ship laser and ali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ectLaserCollisionShip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collision between alien laser and shi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ectLaserCollisi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detect laser collision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ToSpaw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wait to spawn a new life for the shi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itAlienLaser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randomly spawn an alien laser bol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itAlie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randomly spawn alien ship if it doesn't exis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pExplodes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make a ship explos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teroidExplodes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make an asteroid explod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enExplodes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make an alien explod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essKeyPress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do key action for keys that are currently press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Pressed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detect when a key is pressed do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Released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detect when a key is release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eShip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celerate or decelerate the ship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t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the ship moves to one of its remaining spare liv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Asteroid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 a baby asteroi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eroidHit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n asteroid has been hit with a laser bol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Las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 a laser bo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9:57:35.319217717</meta:creation-date>
    <dc:date>2018-05-18T10:35:33.671787048</dc:date>
    <meta:editing-duration>PT27M44S</meta:editing-duration>
    <meta:editing-cycles>5</meta:editing-cycles>
    <meta:generator>LibreOffice/5.1.6.2$Linux_X86_64 LibreOffice_project/10m0$Build-2</meta:generator>
    <meta:document-statistic meta:table-count="1" meta:cell-count="245" meta:object-count="0"/>
  </office:meta>
</office:document-meta>
</file>